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1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float" office:value="8.548" calcext:value-type="float">
            <text:p>8.5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8.693" calcext:value-type="float">
            <text:p>8.69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8.714" calcext:value-type="float">
            <text:p>8.71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8.884" calcext:value-type="float">
            <text:p>8.8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8.913" calcext:value-type="float">
            <text:p>8.91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/>
          <table:table-cell office:value-type="float" office:value="8.743" calcext:value-type="float">
            <text:p>8.743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7.971" calcext:value-type="float">
            <text:p>7.971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/>
          <table:table-cell office:value-type="float" office:value="8.286" calcext:value-type="float">
            <text:p>8.2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float" office:value="8.841" calcext:value-type="float">
            <text:p>8.841</text:p>
          </table:table-cell>
        </table:table-row>
      </table:table>
      <table:table table:name="2007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9.599" calcext:value-type="float">
            <text:p>9.59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.943" calcext:value-type="float">
            <text:p>8.94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8.363" calcext:value-type="float">
            <text:p>8.36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8.754" calcext:value-type="float">
            <text:p>8.75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/>
          <table:table-cell office:value-type="float" office:value="9.183" calcext:value-type="float">
            <text:p>9.18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/>
          <table:table-cell office:value-type="float" office:value="8.488" calcext:value-type="float">
            <text:p>8.48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float" office:value="7.674" calcext:value-type="float">
            <text:p>7.67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7.85" calcext:value-type="float">
            <text:p>7.85</text:p>
          </table:table-cell>
        </table:table-row>
      </table:table>
      <table:table table:name="2003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.136" calcext:value-type="float">
            <text:p>8.13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8.299" calcext:value-type="float">
            <text:p>8.299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8.519" calcext:value-type="float">
            <text:p>8.5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8.902" calcext:value-type="float">
            <text:p>8.90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.596" calcext:value-type="float">
            <text:p>8.59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9.038" calcext:value-type="float">
            <text:p>9.038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8.035" calcext:value-type="float">
            <text:p>8.03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.669" calcext:value-type="float">
            <text:p>8.669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.575" calcext:value-type="float">
            <text:p>9.57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8.401" calcext:value-type="float">
            <text:p>8.401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874" calcext:value-type="float">
            <text:p>8.874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8.577" calcext:value-type="float">
            <text:p>8.57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254" calcext:value-type="float">
            <text:p>9.254</text:p>
          </table:table-cell>
        </table:table-row>
      </table:table>
      <table:table table:name="200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8.83" calcext:value-type="float">
            <text:p>8.83</text:p>
          </table:table-cell>
        </table:table-row>
      </table:table>
      <table:table table:name="2001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/>
          <table:table-cell table:style-name="ce1"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9.417" calcext:value-type="float">
            <text:p>9.4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.525" calcext:value-type="float">
            <text:p>9.52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9.333" calcext:value-type="float">
            <text:p>9.33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9.267" calcext:value-type="float">
            <text:p>9.26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9.667" calcext:value-type="float">
            <text:p>9.6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9.142" calcext:value-type="float">
            <text:p>9.14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8.992" calcext:value-type="float">
            <text:p>8.992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9.742" calcext:value-type="float">
            <text:p>9.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6:32:10.80310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4:13:23.398422754</meta:creation-date>
    <dc:date>2016-03-17T17:32:33.482334794</dc:date>
    <meta:editing-duration>PT10M31S</meta:editing-duration>
    <meta:editing-cycles>11</meta:editing-cycles>
    <meta:generator>LibreOffice/4.2.8.2$Linux_X86_64 LibreOffice_project/420m0$Build-2</meta:generator>
    <meta:document-statistic meta:table-count="5" meta:cell-count="120" meta:object-count="0"/>
  </office:meta>
</office:document-meta>
</file>